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 style:list-style-name="L1">
      <style:text-properties fo:font-weight="bold" style:font-weight-asian="bold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<text:s/>14CS311 / <text:s/>UE14CS311 /– Advanced Algorithms ( 5th Sem Elective B-201)</text:span> <text:s text:c="12"/>07 Nov 2016</text:p>
      <text:p text:style-name="P2"/>
      <text:p text:style-name="P2">Assignment <text:s/>5 <text:s/>: <text:s text:c="2"/>Number Theoretic Algorithms &amp; Computability</text:p>
      <text:list xml:id="list3983369716247435443" text:style-name="L1">
        <text:list-header>
          <text:p text:style-name="P6"/>
          <text:p text:style-name="P6">Guidelines:</text:p>
          <text:p text:style-name="P5">a) This is is not a coding assignment. <text:span text:style-name="T2">Starter Reference material is available in the</text:span></text:p>
          <text:p text:style-name="P7"><text:s text:c="5"/>same folder, in 3 files.</text:p>
          <text:p text:style-name="P5"/>
          <text:p text:style-name="P5">b) <text:s/>Outcome for this assignment is a technical write-up, ( 3-5 pages ) on the </text:p>
          <text:p text:style-name="P5"><text:s text:c="16"/>i) Deterministic Polynomial Time Algorithm for Primality Testing</text:p>
          <text:p text:style-name="P5"><text:s text:c="25"/>( AKS algorithm, what it does and its recent improvements)</text:p>
          <text:p text:style-name="P5"><text:s text:c="16"/>ii) Factoring algorithms to split Semi Prime Modulus, <text:s text:c="2"/>n = p * q, for</text:p>
          <text:p text:style-name="P5"><text:s text:c="21"/>large primes p &amp; q. <text:s/>How easy/difficult , it is to break RSA , since</text:p>
          <text:p text:style-name="P5"><text:s text:c="22"/>it depends on finding out <text:s/>p or q. ?</text:p>
          <text:p text:style-name="P5"><text:s text:c="16"/>iii) Your team's idea/suggestions for <text:s/>improving (i ) &amp; ( ii) <text:s/>if any.</text:p>
          <text:p text:style-name="P5"><text:s text:c="21"/></text:p>
          <text:p text:style-name="P5">b) <text:span text:style-name="T5">Assignment will have to be carried out as a team of two (stick to the same team)</text:span></text:p>
          <text:p text:style-name="P5"><text:span text:style-name="T5"/></text:p>
          <text:p text:style-name="P5">c) Submission <text:s/>is a<text:span text:style-name="T4"> hard copy</text:span> tech report .</text:p>
          <text:p text:style-name="P5"><text:s text:c="5"/></text:p>
          <text:p text:style-name="P5">d) Submission on or before <text:span text:style-name="T2">( B-201) (16</text:span><text:span text:style-name="T1">th</text:span><text:span text:style-name="T2"> Nov)</text:span></text:p>
          <text:p text:style-name="P5"><text:span text:style-name="T2"/></text:p>
          <text:p text:style-name="P5">e) Follow fair code of ethics and <text:s/>, <text:span text:style-name="T4">develop your team's version </text:span>of the report. </text:p>
        </text:list-header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7T09:26:40.02</meta:creation-date>
    <dc:date>2016-11-07T11:13:34.33</dc:date>
    <meta:editing-duration>PT3H35M</meta:editing-duration>
    <meta:editing-cycles>53</meta:editing-cycles>
    <meta:generator>OpenOffice/4.1.1$Win32 OpenOffice.org_project/411m6$Build-9775</meta:generator>
    <meta:document-statistic meta:table-count="0" meta:image-count="0" meta:object-count="0" meta:page-count="1" meta:paragraph-count="18" meta:word-count="178" meta:character-count="1119"/>
    <dc:creator>Ramamoorthy Srinath</dc:creator>
  </office:meta>
</office:document-meta>
</file>